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monospace"/>
    <style:font-face style:name="Liberation Mono" svg:font-family="'Liberation Mono'" style:font-family-generic="modern" style:font-pitch="fixed"/>
    <style:font-face style:name="TakaoGothic" svg:font-family="Takao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automatic-styles>
    <style:style style:name="P1" style:family="paragraph" style:parent-style-name="Preformatted_20_Text">
      <style:paragraph-properties fo:margin-top="0cm" fo:margin-bottom="0.499cm" loext:contextual-spacing="false"/>
      <style:text-properties officeooo:rsid="0009f670" officeooo:paragraph-rsid="0009f670"/>
    </style:style>
    <style:style style:name="P2" style:family="paragraph" style:parent-style-name="Preformatted_20_Text">
      <style:paragraph-properties fo:margin-top="0cm" fo:margin-bottom="0.499cm" loext:contextual-spacing="false"/>
      <style:text-properties officeooo:rsid="0009f670" officeooo:paragraph-rsid="0037fe22"/>
    </style:style>
    <style:style style:name="P3" style:family="paragraph" style:parent-style-name="Preformatted_20_Text">
      <style:paragraph-properties fo:margin-top="0cm" fo:margin-bottom="0.499cm" loext:contextual-spacing="false"/>
      <style:text-properties officeooo:rsid="001614c3" officeooo:paragraph-rsid="001614c3"/>
    </style:style>
    <style:style style:name="P4" style:family="paragraph" style:parent-style-name="Preformatted_20_Text">
      <style:paragraph-properties fo:margin-top="0cm" fo:margin-bottom="0.499cm" loext:contextual-spacing="false"/>
      <style:text-properties officeooo:rsid="0017c634" officeooo:paragraph-rsid="0017c634"/>
    </style:style>
    <style:style style:name="P5" style:family="paragraph" style:parent-style-name="Preformatted_20_Text">
      <style:paragraph-properties fo:margin-top="0cm" fo:margin-bottom="0.499cm" loext:contextual-spacing="false"/>
      <style:text-properties officeooo:rsid="000ccec1" officeooo:paragraph-rsid="000ccec1"/>
    </style:style>
    <style:style style:name="P6" style:family="paragraph" style:parent-style-name="Preformatted_20_Text">
      <style:paragraph-properties fo:margin-top="0cm" fo:margin-bottom="0.499cm" loext:contextual-spacing="false"/>
      <style:text-properties officeooo:rsid="002bf603" officeooo:paragraph-rsid="002bf603"/>
    </style:style>
    <style:style style:name="P7" style:family="paragraph" style:parent-style-name="Preformatted_20_Text">
      <style:paragraph-properties fo:margin-top="0cm" fo:margin-bottom="0.499cm" loext:contextual-spacing="false"/>
      <style:text-properties officeooo:rsid="002cf2f4" officeooo:paragraph-rsid="002cf2f4"/>
    </style:style>
    <style:style style:name="P8" style:family="paragraph" style:parent-style-name="Preformatted_20_Text">
      <style:paragraph-properties fo:margin-top="0cm" fo:margin-bottom="0.499cm" loext:contextual-spacing="false"/>
      <style:text-properties officeooo:rsid="00097abc" officeooo:paragraph-rsid="00097abc"/>
    </style:style>
    <style:style style:name="P9" style:family="paragraph" style:parent-style-name="Preformatted_20_Text">
      <style:paragraph-properties fo:margin-top="0cm" fo:margin-bottom="0.499cm" loext:contextual-spacing="false"/>
      <style:text-properties officeooo:rsid="00097abc" officeooo:paragraph-rsid="00302bca"/>
    </style:style>
    <style:style style:name="P10" style:family="paragraph" style:parent-style-name="Preformatted_20_Text">
      <style:paragraph-properties fo:margin-top="0cm" fo:margin-bottom="0.499cm" loext:contextual-spacing="false"/>
      <style:text-properties officeooo:rsid="00097abc" officeooo:paragraph-rsid="0033e902"/>
    </style:style>
    <style:style style:name="P11" style:family="paragraph" style:parent-style-name="Preformatted_20_Text">
      <style:paragraph-properties fo:margin-top="0cm" fo:margin-bottom="0.499cm" loext:contextual-spacing="false"/>
      <style:text-properties officeooo:rsid="0032439f" officeooo:paragraph-rsid="0032439f"/>
    </style:style>
    <style:style style:name="P12" style:family="paragraph" style:parent-style-name="Preformatted_20_Text">
      <style:paragraph-properties fo:margin-top="0cm" fo:margin-bottom="0.499cm" loext:contextual-spacing="false"/>
      <style:text-properties officeooo:rsid="0033e902" officeooo:paragraph-rsid="0033e902"/>
    </style:style>
    <style:style style:name="P13" style:family="paragraph" style:parent-style-name="Preformatted_20_Text">
      <style:paragraph-properties fo:margin-top="0cm" fo:margin-bottom="0.499cm" loext:contextual-spacing="false"/>
      <style:text-properties officeooo:rsid="00302bca" officeooo:paragraph-rsid="00302bca"/>
    </style:style>
    <style:style style:name="P14" style:family="paragraph" style:parent-style-name="Preformatted_20_Text">
      <style:paragraph-properties fo:margin-top="0cm" fo:margin-bottom="0.499cm" loext:contextual-spacing="false"/>
      <style:text-properties officeooo:rsid="0032e4ca" officeooo:paragraph-rsid="0032e4ca"/>
    </style:style>
    <style:style style:name="P15" style:family="paragraph" style:parent-style-name="Preformatted_20_Text">
      <style:paragraph-properties fo:margin-top="0cm" fo:margin-bottom="0.499cm" loext:contextual-spacing="false"/>
      <style:text-properties officeooo:rsid="0037fe22" officeooo:paragraph-rsid="0037fe22"/>
    </style:style>
    <style:style style:name="P16" style:family="paragraph" style:parent-style-name="Preformatted_20_Text">
      <style:paragraph-properties fo:margin-top="0cm" fo:margin-bottom="0.499cm" loext:contextual-spacing="false"/>
      <style:text-properties fo:color="#333333" style:font-name="courier" officeooo:rsid="0037fe22" officeooo:paragraph-rsid="0037fe22"/>
    </style:style>
    <style:style style:name="P17" style:family="paragraph" style:parent-style-name="Preformatted_20_Text">
      <style:paragraph-properties fo:margin-top="0cm" fo:margin-bottom="0.499cm" loext:contextual-spacing="false"/>
      <style:text-properties officeooo:paragraph-rsid="002bf603"/>
    </style:style>
    <style:style style:name="P18" style:family="paragraph" style:parent-style-name="Preformatted_20_Text">
      <style:paragraph-properties fo:margin-top="0cm" fo:margin-bottom="0.499cm" loext:contextual-spacing="false"/>
      <style:text-properties officeooo:rsid="003ad4b3" officeooo:paragraph-rsid="003ad4b3"/>
    </style:style>
    <style:style style:name="P19" style:family="paragraph" style:parent-style-name="Preformatted_20_Text">
      <style:paragraph-properties fo:margin-top="0cm" fo:margin-bottom="0.499cm" loext:contextual-spacing="false"/>
      <style:text-properties officeooo:rsid="003b2d6e" officeooo:paragraph-rsid="003b2d6e"/>
    </style:style>
    <style:style style:name="P20" style:family="paragraph" style:parent-style-name="Preformatted_20_Text">
      <style:paragraph-properties fo:margin-top="0cm" fo:margin-bottom="0.499cm" loext:contextual-spacing="false"/>
      <style:text-properties officeooo:rsid="003cb784" officeooo:paragraph-rsid="003cb784"/>
    </style:style>
    <style:style style:name="P21" style:family="paragraph" style:parent-style-name="Preformatted_20_Text">
      <style:paragraph-properties fo:margin-top="0cm" fo:margin-bottom="0.499cm" loext:contextual-spacing="false"/>
      <style:text-properties officeooo:rsid="003cb784" officeooo:paragraph-rsid="003dd344"/>
    </style:style>
    <style:style style:name="P22" style:family="paragraph" style:parent-style-name="Preformatted_20_Text">
      <style:paragraph-properties fo:margin-top="0cm" fo:margin-bottom="0.499cm" loext:contextual-spacing="false"/>
      <style:text-properties officeooo:rsid="003dd344" officeooo:paragraph-rsid="003dd344"/>
    </style:style>
    <style:style style:name="P23" style:family="paragraph" style:parent-style-name="Preformatted_20_Text">
      <style:paragraph-properties fo:margin-top="0cm" fo:margin-bottom="0.499cm" loext:contextual-spacing="false"/>
      <style:text-properties officeooo:rsid="0041a7b0" officeooo:paragraph-rsid="0041a7b0"/>
    </style:style>
    <style:style style:name="P24" style:family="paragraph" style:parent-style-name="Preformatted_20_Text">
      <style:paragraph-properties fo:margin-top="0cm" fo:margin-bottom="0.499cm" loext:contextual-spacing="false"/>
      <style:text-properties officeooo:rsid="00423a46" officeooo:paragraph-rsid="00423a46"/>
    </style:style>
    <style:style style:name="T1" style:family="text">
      <style:text-properties officeooo:rsid="0037fe22"/>
    </style:style>
    <style:style style:name="T2" style:family="text">
      <style:text-properties officeooo:rsid="003dd344"/>
    </style:style>
    <style:style style:name="T3" style:family="text">
      <style:text-properties officeooo:rsid="0040e0c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キャリブレーション</text:p>
      <text:p text:style-name="P10"><text:a xlink:type="simple" xlink:href="http://karaage.hatenadiary.jp/entry/2015/10/29/073000" text:style-name="Internet_20_link" text:visited-style-name="Visited_20_Internet_20_Link">http://karaage.hatenadiary.jp/entry/2015/10/29/073000</text:a></text:p>
      <text:p text:style-name="P10">のようにカメラを有効化</text:p>
      <text:p text:style-name="P12"><text:a xlink:type="simple" xlink:href="http://ros-robot.blogspot.jp/2010/11/cameracalibrationusb.html" text:style-name="Internet_20_link" text:visited-style-name="Visited_20_Internet_20_Link">http://ros-robot.blogspot.jp/2010/11/cameracalibrationusb.html</text:a></text:p>
      <text:p text:style-name="P12"><text:a xlink:type="simple" xlink:href="http://researchmap.jp/joumvmq5i-2001408/" text:style-name="Internet_20_link" text:visited-style-name="Visited_20_Internet_20_Link">http://researchmap.jp/joumvmq5i-2001408/</text:a></text:p>
      <text:p text:style-name="P12"/>
      <text:p text:style-name="P10"/>
      <text:p text:style-name="P10"/>
      <text:p text:style-name="P10"/>
      <text:p text:style-name="P10"/>
      <text:p text:style-name="P10"/>
      <text:p text:style-name="P13">rosで画像取得</text:p>
      <text:p text:style-name="P8"><text:a xlink:type="simple" xlink:href="http://karaage.hatenadiary.jp/entry/2015/10/29/073000" text:style-name="Internet_20_link" text:visited-style-name="Visited_20_Internet_20_Link">http://karaage.hatenadiary.jp/entry/2015/10/29/073000</text:a></text:p>
      <text:p text:style-name="P11">rosでOpenCVを使う</text:p>
      <text:p text:style-name="P1"><text:a xlink:type="simple" xlink:href="http://dailyrobottechnology.blogspot.jp/2014/11/rosopencv-c.html" text:style-name="Internet_20_link" text:visited-style-name="Visited_20_Internet_20_Link">http://dailyrobottechnology.blogspot.jp/2014/11/rosopencv-c.html</text:a></text:p>
      <text:p text:style-name="P14">cv_bridgeを使う//</text:p>
      <text:p text:style-name="P3"><text:a xlink:type="simple" xlink:href="http://demura.net/lecture/12480.html" text:style-name="Internet_20_link" text:visited-style-name="Visited_20_Internet_20_Link">http://demura.net/lecture/12480.html</text:a></text:p>
      <text:p text:style-name="P3"/>
      <text:p text:style-name="P4"><text:a xlink:type="simple" xlink:href="https://www.google.co.jp/search?q=Ros+tutoriaru&amp;ie=UTF-8&amp;sa=Search&amp;channel=fe&amp;client=browser-ubuntu&amp;hl=en&amp;gws_rd=cr,ssl&amp;ei=JcU0WeHqB8aD8wX-r5_QDQ#channel=fe&amp;hl=en&amp;q=cv_bridge　catkin_make+Cmakeエラー" text:style-name="Internet_20_link" text:visited-style-name="Visited_20_Internet_20_Link">https://www.google.co.jp/search?q=Ros+tutoriaru&amp;ie=UTF-8&amp;sa=Search&amp;channel=fe&amp;client=browser-ubuntu&amp;hl=en&amp;gws_rd=cr,ssl&amp;ei=JcU0WeHqB8aD8wX-r5_QDQ#channel=fe&amp;hl=en&amp;q=cv_bridge%E3%80%80catkin_make+Cmake%E3%82%A8%E3%83%A9%E3%83%BC</text:a></text:p>
      <text:p text:style-name="P4"/>
      <text:p text:style-name="P3"/>
      <text:p text:style-name="P7"/>
      <text:p text:style-name="P1"/>
      <text:p text:style-name="P18">単眼カメラで自己位置推定</text:p>
      <text:p text:style-name="P5"><text:a xlink:type="simple" xlink:href="https://blog.negativemind.com/2016/02/19/monocular-visual-odometry-using-opencv/" text:style-name="Internet_20_link" text:visited-style-name="Visited_20_Internet_20_Link">https://blog.negativemind.com/2016/02/19/monocular-visual-odometry-using-opencv/</text:a></text:p>
      <text:p text:style-name="P5"/>
      <text:p text:style-name="P5"/>
      <text:p text:style-name="P5"><text:soft-page-break/></text:p>
      <text:p text:style-name="P6">OpenCVのインストールと画像処理をする</text:p>
      <text:p text:style-name="P6"><text:a xlink:type="simple" xlink:href="http://ossyaritoori.hatenablog.com/entry/2016/10/21/032713" text:style-name="Internet_20_link" text:visited-style-name="Visited_20_Internet_20_Link">http://ossyaritoori.hatenablog.com/entry/2016/10/21/032713</text:a></text:p>
      <text:p text:style-name="P6">pythonの使い方</text:p>
      <text:p text:style-name="P6"><text:a xlink:type="simple" xlink:href="https://detail.chiebukuro.yahoo.co.jp/qa/question_detail/q10142258275" text:style-name="Internet_20_link" text:visited-style-name="Visited_20_Internet_20_Link">https://detail.chiebukuro.yahoo.co.jp/qa/question_detail/q10142258275</text:a></text:p>
      <text:p text:style-name="P6"/>
      <text:p text:style-name="P6"/>
      <text:p text:style-name="P6"/>
      <text:p text:style-name="P6"/>
      <text:p text:style-name="P6"/>
      <text:p text:style-name="P6"/>
      <text:p text:style-name="P6"/>
      <text:p text:style-name="P6">ーーーーーーーーーーーーーーーーーーーーーーーーーーーーーー</text:p>
      <text:p text:style-name="P6"/>
      <text:p text:style-name="P6"/>
      <text:p text:style-name="P2"><text:a xlink:type="simple" xlink:href="http://dailyrobottechnology.blogspot.jp/2014/11/rosopencv-c.html" text:style-name="Internet_20_link" text:visited-style-name="Visited_20_Internet_20_Link">http://dailyrobottechnology.blogspot.jp/2014/11/rosopencv-c.html</text:a></text:p>
      <text:p text:style-name="P2">の手順でパッケージ作成</text:p>
      <text:p text:style-name="P15">cv_cameraでcameraの指定方法がわからなかったので、usb_camを使用。</text:p>
      <text:p text:style-name="P15"><text:a xlink:type="simple" xlink:href="http://karaage.hatenadiary.jp/entry/2015/10/29/073000" text:style-name="Internet_20_link" text:visited-style-name="Visited_20_Internet_20_Link">http://karaage.hatenadiary.jp/entry/2015/10/29/073000</text:a></text:p>
      <text:p text:style-name="P15">image_converter.cppの修正で、cv_cameraをusb_camに変更</text:p>
      <text:p text:style-name="P16">rosrun cvTest image_converter</text:p>
      <text:p text:style-name="P15">をコマンドする前に、</text:p>
      <text:p text:style-name="P15">source devel/setup.bash</text:p>
      <text:p text:style-name="P15">echo $ROS_PACKAGE_PATH</text:p>
      <text:p text:style-name="P6">をコマンド。これをしないと<text:span text:style-name="T1">cvtestを認識しない。わけわからん。ハゲる。ふざけんな</text:span></text:p>
      <text:p text:style-name="P19"/>
      <text:p text:style-name="P19">エッジ検出終了＆色抽出終了</text:p>
      <text:p text:style-name="P20"><text:a xlink:type="simple" xlink:href="http://demura.net/lecture/12480.html" text:style-name="Internet_20_link" text:visited-style-name="Visited_20_Internet_20_Link">http://demura.net/lecture/12480.html</text:a></text:p>
      <text:p text:style-name="P20"><text:soft-page-break/>image_converterの中身を上記cv_tutorialの内容に書き換えるだけ。動作手順は変わらず。なお、サブスクライブ元の書き換えを忘れないように。</text:p>
      <text:p text:style-name="P24"><text:a xlink:type="simple" xlink:href="http://wiki.ros.org/ja/ROS/Tutorials/WritingPublisherSubscriber%28c%2B%2B%29" text:style-name="Internet_20_link" text:visited-style-name="Visited_20_Internet_20_Link">http://wiki.ros.org/ja/ROS/Tutorials/WritingPublisherSubscriber%28c%2B%2B%29</text:a></text:p>
      <text:p text:style-name="P24">文字のパブリッシュの仕方</text:p>
      <text:p text:style-name="P24">実際は画素数を送るため、stringからInt32にした。</text:p>
      <text:p text:style-name="P21">以上により、</text:p>
      <text:p text:style-name="P21">１.<text:span text:style-name="T2">cvtestにより画像上に円の描写</text:span></text:p>
      <text:p text:style-name="P22">2.エッジ検出</text:p>
      <text:p text:style-name="P22">3.色検出</text:p>
      <text:p text:style-name="P22">が可能となった。</text:p>
      <text:p text:style-name="P6"/>
      <text:p text:style-name="P6">今後は、検出された色の範囲や色を検出した画素の数の情報をパブリッシュできるようにしなければならない。（その検出動作を行う範囲も指定して）でないと検出してもその情報をロスが扱えない。<text:span text:style-name="T3">orz</text:span></text:p>
      <text:p text:style-name="P6"/>
      <text:p text:style-name="P6"/>
      <text:p text:style-name="P23">http://www.mech.tohoku-gakuin.ac.jp/rde/contents/course/robotics/wheelrobot.html</text:p>
      <text:p text:style-name="P6"/>
      <text:p text:style-name="P6"/>
      <text:p text:style-name="P6"/>
      <text:p text:style-name="P6"/>
      <text:p text:style-name="P6"/>
      <text:p text:style-name="P6"/>
      <text:p text:style-name="P6"/>
      <text:p text:style-name="P6"/>
      <text:p text:style-name="P6"/>
      <text:p text:style-name="P6"/>
      <text:p text:style-name="P6"/>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monospace"/>
    <style:font-face style:name="Liberation Mono" svg:font-family="'Liberation Mono'" style:font-family-generic="modern" style:font-pitch="fixed"/>
    <style:font-face style:name="TakaoGothic" svg:font-family="Takao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kaoPGothic" style:font-size-asian="10.5pt" style:language-asian="ja" style:country-asian="JP" style:font-name-complex="TakaoPGothi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TakaoPGothic" style:font-size-asian="10.5pt" style:language-asian="ja" style:country-asian="JP" style:font-name-complex="TakaoPGothi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TakaoPGothic"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TakaoGothic" style:font-family-asian="TakaoGothi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8T04:13:02.969346540</meta:creation-date>
    <dc:date>2017-09-28T21:39:56.046838493</dc:date>
    <meta:editing-duration>P1DT4H2M49S</meta:editing-duration>
    <meta:editing-cycles>23</meta:editing-cycles>
    <meta:generator>LibreOffice/5.1.6.2$Linux_X86_64 LibreOffice_project/10m0$Build-2</meta:generator>
    <meta:document-statistic meta:table-count="0" meta:image-count="0" meta:object-count="0" meta:page-count="3" meta:paragraph-count="42" meta:word-count="444" meta:character-count="1674" meta:non-whitespace-character-count="1670"/>
  </office:meta>
</office:document-meta>
</file>